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a1a608"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a38f03"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a58c1d" style:font-size-asian="10.5pt" style:font-weight-asian="normal" style:font-size-complex="12pt" style:font-weight-complex="normal"/>
    </style:style>
    <style:style style:name="P6" style:family="paragraph" style:parent-style-name="Standard">
      <style:text-properties fo:font-size="12pt" fo:font-weight="normal" officeooo:rsid="00757d8f" officeooo:paragraph-rsid="00a87855" style:font-size-asian="10.5pt" style:font-weight-asian="normal" style:font-size-complex="12pt" style:font-weight-complex="normal"/>
    </style:style>
    <style:style style:name="P7" style:family="paragraph" style:parent-style-name="Standard">
      <style:text-properties fo:font-size="12pt" fo:font-weight="normal" officeooo:rsid="00757d8f" officeooo:paragraph-rsid="00a9b23c" style:font-size-asian="10.5pt" style:font-weight-asian="normal" style:font-size-complex="12pt" style:font-weight-complex="normal"/>
    </style:style>
    <style:style style:name="P8" style:family="paragraph" style:parent-style-name="Standard">
      <style:text-properties fo:font-size="12pt" fo:font-weight="normal" officeooo:rsid="00757d8f" officeooo:paragraph-rsid="00ad0843" style:font-size-asian="10.5pt" style:font-weight-asian="normal" style:font-size-complex="12pt" style:font-weight-complex="normal"/>
    </style:style>
    <style:style style:name="P9" style:family="paragraph" style:parent-style-name="Standard">
      <style:text-properties fo:font-size="12pt" fo:font-weight="normal" officeooo:rsid="00757d8f" officeooo:paragraph-rsid="00ae3db5" style:font-size-asian="10.5pt" style:font-weight-asian="normal" style:font-size-complex="12pt" style:font-weight-complex="normal"/>
    </style:style>
    <style:style style:name="P10" style:family="paragraph" style:parent-style-name="Standard">
      <style:text-properties fo:font-size="12pt" fo:font-weight="normal" officeooo:rsid="00757d8f" officeooo:paragraph-rsid="00af9f35" style:font-size-asian="10.5pt" style:font-weight-asian="normal" style:font-size-complex="12pt" style:font-weight-complex="normal"/>
    </style:style>
    <style:style style:name="P11" style:family="paragraph" style:parent-style-name="Standard">
      <style:text-properties fo:font-size="12pt" fo:font-weight="normal" officeooo:rsid="00757d8f" officeooo:paragraph-rsid="00b393be" style:font-size-asian="10.5pt" style:font-weight-asian="normal" style:font-size-complex="12pt" style:font-weight-complex="normal"/>
    </style:style>
    <style:style style:name="P12" style:family="paragraph" style:parent-style-name="Standard">
      <style:text-properties fo:font-size="12pt" fo:font-weight="normal" officeooo:rsid="00757d8f" officeooo:paragraph-rsid="00b55de1" style:font-size-asian="10.5pt" style:font-weight-asian="normal" style:font-size-complex="12pt" style:font-weight-complex="normal"/>
    </style:style>
    <style:style style:name="P13"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14" style:family="paragraph" style:parent-style-name="Standard">
      <style:text-properties fo:font-size="12pt" fo:font-weight="normal" officeooo:rsid="00775e7a" officeooo:paragraph-rsid="00941539" style:font-size-asian="10.5pt" style:font-weight-asian="normal" style:font-size-complex="12pt" style:font-weight-complex="normal"/>
    </style:style>
    <style:style style:name="P15" style:family="paragraph" style:parent-style-name="Standard">
      <style:text-properties fo:font-size="12pt" fo:font-weight="normal" officeooo:rsid="00775e7a" officeooo:paragraph-rsid="00a38f03" style:font-size-asian="10.5pt" style:font-weight-asian="normal" style:font-size-complex="12pt" style:font-weight-complex="normal"/>
    </style:style>
    <style:style style:name="P16" style:family="paragraph" style:parent-style-name="Standard">
      <style:text-properties fo:font-size="12pt" fo:font-weight="normal" officeooo:rsid="00775e7a" officeooo:paragraph-rsid="00a58c1d" style:font-size-asian="10.5pt" style:font-weight-asian="normal" style:font-size-complex="12pt" style:font-weight-complex="normal"/>
    </style:style>
    <style:style style:name="P17" style:family="paragraph" style:parent-style-name="Standard">
      <style:text-properties fo:font-size="12pt" fo:font-weight="normal" officeooo:rsid="00775e7a" officeooo:paragraph-rsid="00a87855" style:font-size-asian="10.5pt" style:font-weight-asian="normal" style:font-size-complex="12pt" style:font-weight-complex="normal"/>
    </style:style>
    <style:style style:name="P18" style:family="paragraph" style:parent-style-name="Standard">
      <style:text-properties fo:font-size="12pt" fo:font-weight="normal" officeooo:rsid="00775e7a" officeooo:paragraph-rsid="00a9b23c" style:font-size-asian="10.5pt" style:font-weight-asian="normal" style:font-size-complex="12pt" style:font-weight-complex="normal"/>
    </style:style>
    <style:style style:name="P19" style:family="paragraph" style:parent-style-name="Standard">
      <style:text-properties fo:font-size="12pt" fo:font-weight="normal" officeooo:rsid="00775e7a" officeooo:paragraph-rsid="00ad0843" style:font-size-asian="10.5pt" style:font-weight-asian="normal" style:font-size-complex="12pt" style:font-weight-complex="normal"/>
    </style:style>
    <style:style style:name="P20" style:family="paragraph" style:parent-style-name="Standard">
      <style:text-properties fo:font-size="12pt" fo:font-weight="normal" officeooo:rsid="00775e7a" officeooo:paragraph-rsid="00ae3db5" style:font-size-asian="10.5pt" style:font-weight-asian="normal" style:font-size-complex="12pt" style:font-weight-complex="normal"/>
    </style:style>
    <style:style style:name="P21" style:family="paragraph" style:parent-style-name="Standard">
      <style:text-properties fo:font-size="12pt" fo:font-weight="normal" officeooo:rsid="00775e7a" officeooo:paragraph-rsid="00af9f35" style:font-size-asian="10.5pt" style:font-weight-asian="normal" style:font-size-complex="12pt" style:font-weight-complex="normal"/>
    </style:style>
    <style:style style:name="P22" style:family="paragraph" style:parent-style-name="Standard">
      <style:text-properties fo:font-size="12pt" fo:font-weight="normal" officeooo:rsid="00775e7a" officeooo:paragraph-rsid="00b393be" style:font-size-asian="10.5pt" style:font-weight-asian="normal" style:font-size-complex="12pt" style:font-weight-complex="normal"/>
    </style:style>
    <style:style style:name="P23" style:family="paragraph" style:parent-style-name="Standard">
      <style:text-properties fo:font-size="12pt" fo:font-weight="normal" officeooo:rsid="00775e7a" officeooo:paragraph-rsid="00b55de1" style:font-size-asian="10.5pt" style:font-weight-asian="normal" style:font-size-complex="12pt" style:font-weight-complex="normal"/>
    </style:style>
    <style:style style:name="P24" style:family="paragraph" style:parent-style-name="Standard">
      <style:text-properties fo:font-size="12pt" fo:font-weight="normal" officeooo:rsid="00a38f03" officeooo:paragraph-rsid="00a38f03" style:font-size-asian="10.5pt" style:font-weight-asian="normal" style:font-size-complex="12pt" style:font-weight-complex="normal"/>
    </style:style>
    <style:style style:name="P25" style:family="paragraph" style:parent-style-name="Standard">
      <style:text-properties fo:font-size="12pt" fo:font-weight="normal" officeooo:rsid="00a38f03" officeooo:paragraph-rsid="00a3cd6b" style:font-size-asian="10.5pt" style:font-weight-asian="normal" style:font-size-complex="12pt" style:font-weight-complex="normal"/>
    </style:style>
    <style:style style:name="P26" style:family="paragraph" style:parent-style-name="Standard">
      <style:text-properties fo:font-size="12pt" fo:font-weight="normal" officeooo:rsid="00a3cd6b" officeooo:paragraph-rsid="00a3cd6b" style:font-size-asian="10.5pt" style:font-weight-asian="normal" style:font-size-complex="12pt" style:font-weight-complex="normal"/>
    </style:style>
    <style:style style:name="P27" style:family="paragraph" style:parent-style-name="Standard">
      <style:text-properties fo:font-size="12pt" fo:font-weight="normal" officeooo:rsid="00a69518" officeooo:paragraph-rsid="00a69518" style:font-size-asian="10.5pt" style:font-weight-asian="normal" style:font-size-complex="12pt" style:font-weight-complex="normal"/>
    </style:style>
    <style:style style:name="P28" style:family="paragraph" style:parent-style-name="Standard">
      <style:text-properties fo:font-size="12pt" fo:font-weight="normal" officeooo:rsid="00a87855" officeooo:paragraph-rsid="00a87855" style:font-size-asian="10.5pt" style:font-weight-asian="normal" style:font-size-complex="12pt" style:font-weight-complex="normal"/>
    </style:style>
    <style:style style:name="P29"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30"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P31" style:family="paragraph" style:parent-style-name="Standard">
      <style:text-properties style:font-name="P052" fo:font-size="12pt" fo:font-weight="normal" officeooo:rsid="00b55de1" officeooo:paragraph-rsid="00b55de1"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775e7a"/>
    </style:style>
    <style:style style:name="T3" style:family="text">
      <style:text-properties style:font-name="P052" officeooo:rsid="008448a8"/>
    </style:style>
    <style:style style:name="T4" style:family="text">
      <style:text-properties style:font-name="P052" officeooo:rsid="00938815"/>
    </style:style>
    <style:style style:name="T5" style:family="text">
      <style:text-properties style:font-name="P052" officeooo:rsid="00a1a608"/>
    </style:style>
    <style:style style:name="T6" style:family="text">
      <style:text-properties style:font-name="P052" officeooo:rsid="00a30548"/>
    </style:style>
    <style:style style:name="T7" style:family="text">
      <style:text-properties style:font-name="P052" officeooo:rsid="00a38f03"/>
    </style:style>
    <style:style style:name="T8" style:family="text">
      <style:text-properties style:font-name="P052" officeooo:rsid="00a3cd6b"/>
    </style:style>
    <style:style style:name="T9" style:family="text">
      <style:text-properties style:font-name="P052" officeooo:rsid="00a58c1d"/>
    </style:style>
    <style:style style:name="T10" style:family="text">
      <style:text-properties style:font-name="P052" officeooo:rsid="00a69518"/>
    </style:style>
    <style:style style:name="T11" style:family="text">
      <style:text-properties style:font-name="P052" officeooo:rsid="00a79726"/>
    </style:style>
    <style:style style:name="T12" style:family="text">
      <style:text-properties style:font-name="P052" officeooo:rsid="00a87855"/>
    </style:style>
    <style:style style:name="T13" style:family="text">
      <style:text-properties style:font-name="P052" officeooo:rsid="00a9b23c"/>
    </style:style>
    <style:style style:name="T14" style:family="text">
      <style:text-properties style:font-name="P052" officeooo:rsid="00ab226b"/>
    </style:style>
    <style:style style:name="T15" style:family="text">
      <style:text-properties style:font-name="P052" officeooo:rsid="00ad0843"/>
    </style:style>
    <style:style style:name="T16" style:family="text">
      <style:text-properties style:font-name="P052" officeooo:rsid="00ae3db5"/>
    </style:style>
    <style:style style:name="T17" style:family="text">
      <style:text-properties style:font-name="P052" officeooo:rsid="00ae7fb1"/>
    </style:style>
    <style:style style:name="T18" style:family="text">
      <style:text-properties style:font-name="P052" officeooo:rsid="00af9f35"/>
    </style:style>
    <style:style style:name="T19" style:family="text">
      <style:text-properties style:font-name="P052" officeooo:rsid="00b0ca89"/>
    </style:style>
    <style:style style:name="T20" style:family="text">
      <style:text-properties style:font-name="P052" officeooo:rsid="00b277f9"/>
    </style:style>
    <style:style style:name="T21" style:family="text">
      <style:text-properties style:font-name="P052" officeooo:rsid="00b393be"/>
    </style:style>
    <style:style style:name="T22" style:family="text">
      <style:text-properties style:font-name="P052" officeooo:rsid="00b55de1"/>
    </style:style>
    <style:style style:name="T23" style:family="text">
      <style:text-properties style:font-name="P052" officeooo:rsid="00b57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30">mettre des effets de sympaticus dans le lien de base</text:p>
      <text:p text:style-name="P29"/>
      <text:p text:style-name="P29"/>
      <text:p text:style-name="P3"><text:span text:style-name="T5">Alignement céleste</text:span><text:span text:style-name="T1"> (rang 1) : </text:span><text:span text:style-name="T5">Le théurge acquiert </text:span><text:span text:style-name="T7">pour toujours </text:span><text:span text:style-name="T5">une connaissance exhaustive des mouvements des astres du système solaire ainsi que des constellations visibles d</text:span><text:span text:style-name="T7">u</text:span><text:span text:style-name="T5"> monde</text:span><text:span text:style-name="T4"> </text:span><text:span text:style-name="T7">spécifique </text:span><text:span text:style-name="T5">où il se trouve. </text:span><text:span text:style-name="T6">Ainsi, avec un simple regard vers le ciel, le théurge sait où il se trouve et quel est le temps sidéral. </text:span><text:span text:style-name="T7">La précision du positionnement dépend des incréments obtenus :</text:span></text:p>
      <text:p text:style-name="P24"><text:span text:style-name="T1">pas d’incrément : ± 10 minutes, +/-10km ;</text:span></text:p>
      <text:p text:style-name="P24"><text:span text:style-name="T1">1 incrément : ± 7 minutes, +/-6km ;</text:span></text:p>
      <text:p text:style-name="P24"><text:span text:style-name="T1">2 incréments : ± 3 minutes, +/-2km ;</text:span></text:p>
      <text:p text:style-name="P24"><text:span text:style-name="T1">3 incréments : à la second et au centimètre.</text:span></text:p>
      <text:p text:style-name="P4"><text:span text:style-name="T7">Le théurge peut aussi ajouter les incréments obtenus sur le jet d’activation à tout jet en rapport (pour de l’astrologie, de la géomancie etc.).</text:span></text:p>
      <text:p text:style-name="P13"><text:span text:style-name="T1">Composantes : </text:span><text:span text:style-name="T4">P</text:span><text:span text:style-name="T3">rière</text:span><text:span text:style-name="T1">.</text:span></text:p>
      <text:p text:style-name="P13"><text:span text:style-name="T1">Portée : </text:span><text:span text:style-name="T4">Soit</text:span><text:span text:style-name="T1">.</text:span></text:p>
      <text:p text:style-name="P13"><text:span text:style-name="T1">Durée : </text:span><text:span text:style-name="T4">P</text:span><text:span text:style-name="T5">erpétuelle</text:span><text:span text:style-name="T1">.</text:span></text:p>
      <text:p text:style-name="P13"><text:span text:style-name="T1"/></text:p>
      <text:p text:style-name="P4"><text:span text:style-name="T7">Révélation divine</text:span><text:span text:style-name="T1"> (rang 1) : </text:span><text:span text:style-name="T8">Le théurge sonde la sagesse céleste afin d’obtenir une révélation relative à un problème qui le taraude. Le MJ doit fournir au joueur une intuition en ce sens dont le niveau dépend du nombre d’incréments obtenus :</text:span></text:p>
      <text:p text:style-name="P25"><text:span text:style-name="T1">pas d’incrément : </text:span><text:span text:style-name="T8">indice sybillin, peut être même simple confirmation d’un élément déjà connu</text:span><text:span text:style-name="T1"> ;</text:span></text:p>
      <text:p text:style-name="P25"><text:span text:style-name="T1">1 incrément : </text:span><text:span text:style-name="T8">information relativement substantielle guidant vers la solution</text:span><text:span text:style-name="T1"> ;</text:span></text:p>
      <text:p text:style-name="P25"><text:span text:style-name="T1">2 incréments : </text:span><text:span text:style-name="T8">claire indication de ce qui devrait être fait</text:span><text:span text:style-name="T1"> ;</text:span></text:p>
      <text:p text:style-name="P25"><text:span text:style-name="T8">3 incréments : réponse dont les sauts de logique peuvent même reposer sur des éléments inconnus du théurge.</text:span></text:p>
      <text:p text:style-name="P26"><text:span text:style-name="T8">L</text:span><text:span text:style-name="T1">a forme de la révélation dépendra de la pratique du théurge (cartomancie, oniromancie etc.) </text:span><text:span text:style-name="T23">et ne peut que concerner un problème pratique de portée relativement proche, pas des questions très générales ou sur l’ordre du monde (seule l’invocation de Tholumiyelos le permet).</text:span></text:p>
      <text:p text:style-name="P15"><text:span text:style-name="T1">Composantes : </text:span><text:span text:style-name="T4">P</text:span><text:span text:style-name="T3">rière</text:span><text:span text:style-name="T1">.</text:span></text:p>
      <text:p text:style-name="P15"><text:span text:style-name="T1">Portée : </text:span><text:span text:style-name="T4">Soit</text:span><text:span text:style-name="T1">.</text:span></text:p>
      <text:p text:style-name="P15"><text:span text:style-name="T1">Durée : </text:span><text:span text:style-name="T9">Instantanée</text:span><text:span text:style-name="T1">.</text:span></text:p>
      <text:p text:style-name="P14"><text:span text:style-name="T2"/></text:p>
      <text:p text:style-name="P5"><text:span text:style-name="T9">Déchirer le voile de la déraison</text:span><text:span text:style-name="T1"> (rang </text:span><text:span text:style-name="T9">2</text:span><text:span text:style-name="T1">) : </text:span><text:span text:style-name="T10">Le théurge perçoit l’âme de sa cible, en accord avec les conceptions eskatoniques : elle se présente comme un miroir recelant une flamme intérieure. La taille de la flamme indique le niveau de foi de l’individu. Quant au miroir, son aspect révèle si du pêché empoisonne l’âme observée :</text:span></text:p>
      <text:p text:style-name="P27"><text:span text:style-name="T1">Orgueil : fines fissures verticales ;</text:span></text:p>
      <text:p text:style-name="P27"><text:span text:style-name="T1">Avarice : larges fissures horizontales ;</text:span></text:p>
      <text:p text:style-name="P27"><text:span text:style-name="T1">Luxure : bulles violettes s’élevant du bas ;</text:span></text:p>
      <text:p text:style-name="P27"><text:span text:style-name="T1">Envie : taches verdâtres s’étendant vers le centre depuis les bords ;</text:span></text:p>
      <text:p text:style-name="P27"><text:span text:style-name="T1">Paresse : épaisses bulles bleuâtres tombant du haut ;</text:span></text:p>
      <text:p text:style-name="P27"><text:span text:style-name="T1">Colère : trainées rougeâtres irradiant vers les bords depuis le centre ;</text:span></text:p>
      <text:p text:style-name="P27"><text:span text:style-name="T1">Parjure : </text:span><text:span text:style-name="T11">trou, un pour chaque serment brisé, le diamètre en mesurant l’importance.</text:span></text:p>
      <text:p text:style-name="P28"><text:span text:style-name="T11">L</text:span><text:span text:style-name="T1">e théurge peut aussi voir les auras suivant les mêmes règles que le pouvoir psi vision subtile du chemin du sixième sens mais il lui faut systématiquement un incrément de plus que ce qui est nécessaire à un psion.</text:span></text:p>
      <text:p text:style-name="P16"><text:span text:style-name="T1">Composantes : </text:span><text:span text:style-name="T4">P</text:span><text:span text:style-name="T3">rière</text:span><text:span text:style-name="T1">.</text:span></text:p>
      <text:p text:style-name="P16"><text:soft-page-break/><text:span text:style-name="T1">Portée : </text:span><text:span text:style-name="T4">S</text:span><text:span text:style-name="T10">ensorielle</text:span><text:span text:style-name="T1">.</text:span></text:p>
      <text:p text:style-name="P16"><text:span text:style-name="T8">Durée : </text:span><text:span text:style-name="T9">Prolongée</text:span><text:span text:style-name="T8">.</text:span></text:p>
      <text:p text:style-name="P16"><text:span text:style-name="T8"/></text:p>
      <text:p text:style-name="P6"><text:span text:style-name="T12">Seconde vue</text:span><text:span text:style-name="T1"> (rang </text:span><text:span text:style-name="T12">2</text:span><text:span text:style-name="T1">) : </text:span><text:span text:style-name="T12">Ce rite est similaire au pouvoir psi vision de l’anima du chemin du sixième sens mais avec une emphase sur les aspects moraux : le théurge verra la pulsion d’un psion comme un fœtus sombre grandissant dans la conscience de son hôte, de sombres formes ondulant autour d’un antinomiste ou à l’intérieur d’un possédé etc. Le rite permet aussi de détecter tout autre rite de théurgie actif sur la cible.</text:span></text:p>
      <text:p text:style-name="P28"><text:span text:style-name="T1">Prendre garde à bien distinguer ce pouvoir de vision des forces occultes de la lecture d’aura, qui se préoccupe davantage des aspects personnels à la cible.</text:span></text:p>
      <text:p text:style-name="P17"><text:span text:style-name="T1">Composantes : </text:span><text:span text:style-name="T4">P</text:span><text:span text:style-name="T3">rière</text:span><text:span text:style-name="T1">.</text:span></text:p>
      <text:p text:style-name="P17"><text:span text:style-name="T1">Portée : </text:span><text:span text:style-name="T4">S</text:span><text:span text:style-name="T10">ensorielle</text:span><text:span text:style-name="T1">.</text:span></text:p>
      <text:p text:style-name="P17"><text:span text:style-name="T8">Durée : </text:span><text:span text:style-name="T9">Prolongée</text:span><text:span text:style-name="T8">.</text:span></text:p>
      <text:p text:style-name="P17"><text:span text:style-name="T8"/></text:p>
      <text:p text:style-name="P7"><text:span text:style-name="T13">Faire taire la bête</text:span><text:span text:style-name="T1"> (rang </text:span><text:span text:style-name="T13">3</text:span><text:span text:style-name="T1">) : </text:span><text:span text:style-name="T14">Le rite qui légitima l’ordre eskatonique et lui permit de sortir de sa situation de secte hérétique pour être intégré à l’Église universelle. Chantant les hymnes de la révélation et appelant la lumière de l’empyrée à repousser les ténèbres, le théurge crée une bulle de 100m plus 10m par incrément dans laquelle les symbiotes ne peuvent plus changer de forme ou utiliser le moindre de leurs pouvoirs. De plus tout symbiote sous forme humaine est révélé, les spores symbiotes sont détruite</text:span><text:span text:style-name="T15">s</text:span><text:span text:style-name="T14"> et toute personne infectée (mais pas encore transformée) est guérie. Enfin, les liens télépathiques symbiotes sont brisés et les symbiotes maîtres ne peuvent plus communiquer avec leurs ouvrières. La tech symbiote ne reposant pas sur l’infection ou la télépathie continue de fonctionner normalement.</text:span></text:p>
      <text:p text:style-name="P18"><text:span text:style-name="T1">Composantes : </text:span><text:span text:style-name="T4">P</text:span><text:span text:style-name="T3">rière</text:span><text:span text:style-name="T1">.</text:span></text:p>
      <text:p text:style-name="P18"><text:span text:style-name="T1">Portée : </text:span><text:span text:style-name="T4">S</text:span><text:span text:style-name="T10">ensorielle</text:span><text:span text:style-name="T1">.</text:span></text:p>
      <text:p text:style-name="P18"><text:span text:style-name="T8">Durée : </text:span><text:span text:style-name="T9">Prolongée</text:span><text:span text:style-name="T8">.</text:span></text:p>
      <text:p text:style-name="P18"><text:span text:style-name="T8"/></text:p>
      <text:p text:style-name="P8"><text:span text:style-name="T15">Transmutation osseuse</text:span><text:span text:style-name="T1"> (rang </text:span><text:span text:style-name="T13">3</text:span><text:span text:style-name="T1">) : </text:span><text:span text:style-name="T15">Par la puissance philosophale de sa flamme intérieure, le théurge fossilise </text:span><text:span text:style-name="T19">(transforme en substance crayeuse et friable)</text:span><text:span text:style-name="T15"> tout objet ou substance faisant moins de 50kg par rang de théurgie (+20kg par point d’anima supplémentaire), à l’exception des artefacts urs et des tissus vivants (ce qui serait un grave crime car l’âme serait prisonnière et incapable du retour lumineux, mais certains murmurent que des renégats y seraient parvenus). </text:span></text:p>
      <text:p text:style-name="P19"><text:span text:style-name="T1">Composantes : </text:span><text:span text:style-name="T15">Liturgie, gestes</text:span><text:span text:style-name="T1">.</text:span></text:p>
      <text:p text:style-name="P19"><text:span text:style-name="T1">Portée : </text:span><text:span text:style-name="T15">Toucher</text:span><text:span text:style-name="T1">.</text:span></text:p>
      <text:p text:style-name="P19"><text:span text:style-name="T8">Durée : </text:span><text:span text:style-name="T9">P</text:span><text:span text:style-name="T15">ermanente</text:span><text:span text:style-name="T8">.</text:span></text:p>
      <text:p text:style-name="P19"><text:span text:style-name="T8"/></text:p>
      <text:p text:style-name="P9"><text:span text:style-name="T16">Œil omniscient</text:span><text:span text:style-name="T1"> (rang </text:span><text:span text:style-name="T13">3</text:span><text:span text:style-name="T1">) : </text:span><text:span text:style-name="T17">Ce rite permet d’observer un lieu où le théurge n’</text:span><text:span text:style-name="T18">e</text:span><text:span text:style-name="T17">st pas présent physiquement. </text:span><text:span text:style-name="T18">Les incréments obligatoires sont les mêmes que pour le pouvoir psi sensation distante du chemin du sixième sens.</text:span></text:p>
      <text:p text:style-name="P20"><text:span text:style-name="T1">Portée : </text:span><text:span text:style-name="T16">Variable</text:span><text:span text:style-name="T1">.</text:span></text:p>
      <text:p text:style-name="P20"><text:span text:style-name="T8">Durée : </text:span><text:span text:style-name="T9">P</text:span><text:span text:style-name="T16">rolongée</text:span><text:span text:style-name="T8">.</text:span></text:p>
      <text:p text:style-name="P19"><text:span text:style-name="T8"/></text:p>
      <text:p text:style-name="P10"><text:span text:style-name="T18">Purification de l’essence</text:span><text:span text:style-name="T1"> (rang </text:span><text:span text:style-name="T18">4</text:span><text:span text:style-name="T1">) : </text:span><text:span text:style-name="T20">Raffinement de la transmutation osseuse : cette fois-ci le théurge utilise </text:span><text:span text:style-name="T15">la puissance philosophale de sa flamme intérieure </text:span><text:span text:style-name="T20">pour purifier tout objet, substance ou être vivant </text:span><text:span text:style-name="T15">faisant moins de 50kg par rang de théurgie (+20kg par point d’anima supplémentaire). </text:span><text:span text:style-name="T20">Toutes les impuretés en sont retirées : le carburant est raffiné, la nourriture purifiées et un être vivant expulsera les toxines, nourriture non digérée, drogues (y compris bénéfiques) et mêmes ses implants cybernétiques.</text:span></text:p>
      <text:p text:style-name="P21"><text:span text:style-name="T1">Composantes : </text:span><text:span text:style-name="T15">Liturgie, gestes</text:span><text:span text:style-name="T1">.</text:span></text:p>
      <text:p text:style-name="P21"><text:span text:style-name="T1">Portée : </text:span><text:span text:style-name="T15">Toucher</text:span><text:span text:style-name="T1">.</text:span></text:p>
      <text:p text:style-name="P21"><text:soft-page-break/><text:span text:style-name="T8">Durée : </text:span><text:span text:style-name="T9">P</text:span><text:span text:style-name="T15">er</text:span><text:span text:style-name="T18">pétuelle</text:span><text:span text:style-name="T8">.</text:span></text:p>
      <text:p text:style-name="P21"><text:span text:style-name="T8"/></text:p>
      <text:p text:style-name="P11"><text:span text:style-name="T21">Investiture</text:span><text:span text:style-name="T1"> (rang </text:span><text:span text:style-name="T21">4</text:span><text:span text:style-name="T1">) : </text:span><text:span text:style-name="T22">Ce rite est utilisé pour créer des reliquaires d’anima. </text:span></text:p>
      <text:p text:style-name="P22"><text:span text:style-name="T1">Composantes : </text:span><text:span text:style-name="T15">Liturgie, gestes, </text:span><text:span text:style-name="T22">prières</text:span><text:span text:style-name="T1">.</text:span></text:p>
      <text:p text:style-name="P22"><text:span text:style-name="T1">Portée : </text:span><text:span text:style-name="T15">Toucher</text:span><text:span text:style-name="T1">.</text:span></text:p>
      <text:p text:style-name="P22"><text:span text:style-name="T8">Durée : </text:span><text:span text:style-name="T9">P</text:span><text:span text:style-name="T15">ermanente</text:span><text:span text:style-name="T8">.</text:span></text:p>
      <text:p text:style-name="P19"><text:span text:style-name="T8"/></text:p>
      <text:p text:style-name="P12"><text:span text:style-name="T22">Connaissance et conversation avec Tholumiyelos, seigneur de la sagesse</text:span><text:span text:style-name="T1"> (rang </text:span><text:span text:style-name="T22">5</text:span><text:span text:style-name="T1">) : </text:span><text:span text:style-name="T22">Ce rite permet d’invoquer cette puissance incorporelle de l’empyrée qui, d’après les eskatoniques, commande à la huitième émanation du soleil céleste avec rang d'archonte.</text:span></text:p>
      <text:p text:style-name="P31">D’apparence sage et âge, Tholumiyelos possède une moitié droite mâle, tenant un livre ancien, et une moitié femelle tenant un creuset bouillonnant. La conversation sera fortement ritualisée et il ne répondra que par des questions, mais ces questions recèleront systématiquement la meilleure réponse possible (« Mais pourquoi l’Empereur devrait-il conserver sœur Théafana dans sa couche ? »).</text:p>
      <text:p text:style-name="P23"><text:span text:style-name="T1">Composantes : </text:span><text:span text:style-name="T15">Liturgie, gestes, </text:span><text:span text:style-name="T22">prières</text:span><text:span text:style-name="T1">.</text:span></text:p>
      <text:p text:style-name="P23"><text:span text:style-name="T1">Portée : </text:span><text:span text:style-name="T22">Variable</text:span><text:span text:style-name="T1">.</text:span></text:p>
      <text:p text:style-name="P23"><text:span text:style-name="T8">Durée : </text:span><text:span text:style-name="T22">Variable</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5T07:47:28.575056383</dc:date>
    <meta:editing-duration>PT17H40M26S</meta:editing-duration>
    <meta:editing-cycles>100</meta:editing-cycles>
    <meta:document-statistic meta:table-count="0" meta:image-count="0" meta:object-count="0" meta:page-count="3" meta:paragraph-count="61" meta:word-count="1050" meta:character-count="6482" meta:non-whitespace-character-count="5491"/>
  </office:meta>
</office:document-meta>
</file>